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2a70" officeooo:paragraph-rsid="000d2a70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d2a70" officeooo:paragraph-rsid="000d2a70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d2a70" officeooo:paragraph-rsid="000d2a7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d2a70" officeooo:paragraph-rsid="000d89c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d2a70" officeooo:paragraph-rsid="0011db3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76cbd" officeooo:paragraph-rsid="000d89c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d89ce" officeooo:paragraph-rsid="000d89c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393ae" officeooo:paragraph-rsid="000d2a7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d2a70" officeooo:paragraph-rsid="000d2a7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d89ce" officeooo:paragraph-rsid="000d89c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fe828" officeooo:paragraph-rsid="0011db3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1db30" officeooo:paragraph-rsid="000d89ce" style:font-size-asian="10.5pt" style:font-weight-asian="normal" style:font-size-complex="12pt" style:font-weight-complex="normal"/>
    </style:style>
    <style:style style:name="P13" style:family="paragraph" style:parent-style-name="Standard">
      <style:text-properties officeooo:rsid="000393ae" officeooo:paragraph-rsid="000d2a70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normal" officeooo:rsid="0011db30" officeooo:paragraph-rsid="0011db30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text-position="0% 100%" style:font-name="Liberation Serif" fo:font-size="12pt" fo:font-weight="bold" officeooo:rsid="00076cbd" officeooo:paragraph-rsid="000d89ce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bold" officeooo:rsid="00076cbd" officeooo:paragraph-rsid="0011db3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0d2a70" officeooo:paragraph-rsid="000d2a70" style:font-size-asian="16pt" style:font-weight-asian="bold" style:font-size-complex="16pt" style:font-weight-complex="bold"/>
    </style:style>
    <style:style style:name="T1" style:family="text">
      <style:text-properties officeooo:rsid="000d2a7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2a70" style:font-weight-asian="bold" style:font-weight-complex="bold"/>
    </style:style>
    <style:style style:name="T4" style:family="text">
      <style:text-properties style:text-position="0% 100%" style:font-name="Liberation Serif" fo:font-weight="normal" style:font-size-asian="12pt" style:font-weight-asian="normal" style:font-weight-complex="normal"/>
    </style:style>
    <style:style style:name="T5" style:family="text">
      <style:text-properties style:text-position="0% 100%" style:font-name="Liberation Serif" fo:font-weight="normal" officeooo:rsid="000b52a5" style:font-size-asian="12pt" style:font-weight-asian="normal" style:font-weight-complex="normal"/>
    </style:style>
    <style:style style:name="T6" style:family="text">
      <style:text-properties style:text-position="0% 100%" style:font-name="Liberation Serif" fo:font-weight="normal" officeooo:rsid="000a9275" style:font-size-asian="12pt" style:font-weight-asian="normal" style:font-weight-complex="normal"/>
    </style:style>
    <style:style style:name="T7" style:family="text">
      <style:text-properties style:text-position="0% 100%" style:font-name="Liberation Serif" fo:font-weight="normal" officeooo:rsid="000d89ce" style:font-size-asian="12pt" style:font-weight-asian="normal" style:font-weight-complex="normal"/>
    </style:style>
    <style:style style:name="T8" style:family="text">
      <style:text-properties fo:font-variant="normal" fo:text-transform="none" fo:color="#000000" style:text-position="0% 100%" style:font-name="Liberation Serif" fo:letter-spacing="normal" fo:language="pl" fo:country="PL" fo:font-style="normal" fo:font-weight="normal" officeooo:rsid="00182b27" style:font-size-asian="12pt" style:font-weight-asian="normal" style:font-weight-complex="normal"/>
    </style:style>
    <style:style style:name="T9" style:family="text">
      <style:text-properties fo:font-variant="normal" fo:text-transform="none" fo:color="#000000" style:text-position="0% 100%" style:font-name="Liberation Serif" fo:letter-spacing="normal" fo:language="pl" fo:country="PL" fo:font-style="normal" fo:font-weight="normal" officeooo:rsid="000d89ce" style:font-size-asian="12pt" style:font-weight-asian="normal" style:font-weight-complex="normal"/>
    </style:style>
    <style:style style:name="T10" style:family="text">
      <style:text-properties fo:font-variant="normal" fo:text-transform="none" fo:color="#000000" style:text-position="0% 100%" style:font-name="Liberation Serif" fo:letter-spacing="normal" fo:language="pl" fo:country="PL" fo:font-style="normal" fo:font-weight="normal" officeooo:rsid="000e9372" style:font-size-asian="12pt" style:font-weight-asian="normal" style:font-weight-complex="normal"/>
    </style:style>
    <style:style style:name="T11" style:family="text">
      <style:text-properties fo:font-variant="normal" fo:text-transform="none" fo:color="#000000" style:text-position="0% 100%" style:font-name="Liberation Serif" fo:letter-spacing="normal" fo:language="pl" fo:country="PL" fo:font-style="normal" fo:font-weight="normal" officeooo:rsid="0013d35b" style:font-size-asian="12pt" style:font-weight-asian="normal" style:font-weight-complex="normal"/>
    </style:style>
    <style:style style:name="T12" style:family="text">
      <style:text-properties fo:font-variant="normal" fo:text-transform="none" fo:color="#000000" style:text-position="0% 100%" style:font-name="Liberation Serif" fo:letter-spacing="normal" fo:language="pl" fo:country="PL" fo:font-style="normal" fo:font-weight="normal" officeooo:rsid="000fe828" style:font-size-asian="12pt" style:font-weight-asian="normal" style:font-weight-complex="normal"/>
    </style:style>
    <style:style style:name="T13" style:family="text">
      <style:text-properties fo:font-variant="normal" fo:text-transform="none" fo:color="#000000" style:text-position="0% 100%" style:font-name="Liberation Serif" fo:letter-spacing="normal" fo:language="pl" fo:country="PL" fo:font-style="normal" fo:font-weight="normal" officeooo:rsid="000b52a5" style:font-size-asian="12pt" style:font-weight-asian="normal" style:font-weight-complex="normal"/>
    </style:style>
    <style:style style:name="T14" style:family="text">
      <style:text-properties fo:font-variant="normal" fo:text-transform="none" fo:color="#000000" style:text-position="0% 100%" style:font-name="Liberation Serif" fo:letter-spacing="normal" fo:language="pl" fo:country="PL" fo:font-style="normal" fo:font-weight="normal" officeooo:rsid="000e9404" style:font-size-asian="12pt" style:font-weight-asian="normal" style:font-weight-complex="normal"/>
    </style:style>
    <style:style style:name="T15" style:family="text">
      <style:text-properties fo:font-variant="normal" fo:text-transform="none" fo:color="#000000" style:text-position="0% 100%" style:font-name="Liberation Serif" fo:letter-spacing="normal" fo:language="pl" fo:country="PL" fo:font-style="normal" style:font-size-asian="12pt"/>
    </style:style>
    <style:style style:name="T16" style:family="text">
      <style:text-properties fo:font-variant="normal" fo:text-transform="none" fo:color="#000000" style:text-position="0% 100%" style:font-name="Liberation Serif" fo:letter-spacing="normal" fo:language="pl" fo:country="PL" fo:font-style="normal" officeooo:rsid="000d89ce" style:font-size-asian="12pt"/>
    </style:style>
    <style:style style:name="T17" style:family="text">
      <style:text-properties fo:font-variant="normal" fo:text-transform="none" fo:color="#000000" style:text-position="0% 100%" style:font-name="Liberation Serif" fo:letter-spacing="normal" fo:language="pl" fo:country="PL" fo:font-style="normal" officeooo:rsid="000e9404" style:font-size-asian="12pt"/>
    </style:style>
    <style:style style:name="T18" style:family="text">
      <style:text-properties fo:font-variant="normal" fo:text-transform="none" fo:color="#000000" style:text-position="0% 100%" style:font-name="Liberation Serif" fo:letter-spacing="normal" fo:language="pl" fo:country="PL" fo:font-style="normal" officeooo:rsid="0011db30" style:font-size-asian="12pt"/>
    </style:style>
    <style:style style:name="T19" style:family="text">
      <style:text-properties fo:font-variant="normal" fo:text-transform="none" fo:color="#000000" style:text-position="super 58%" style:font-name="Liberation Serif" fo:letter-spacing="normal" fo:language="pl" fo:country="PL" fo:font-style="normal" fo:font-weight="normal" officeooo:rsid="000d89ce" style:font-size-asian="12pt" style:font-weight-asian="normal" style:font-weight-complex="normal"/>
    </style:style>
    <style:style style:name="T20" style:family="text">
      <style:text-properties fo:font-variant="normal" fo:text-transform="none" fo:color="#000000" style:text-position="super 58%" fo:letter-spacing="normal" fo:language="pl" fo:country="PL" fo:font-style="normal"/>
    </style:style>
    <style:style style:name="T21" style:family="text">
      <style:text-properties fo:font-variant="normal" fo:text-transform="none" fo:color="#000000" style:text-position="super 58%" fo:letter-spacing="normal" fo:language="pl" fo:country="PL" fo:font-style="normal" officeooo:rsid="000d89ce"/>
    </style:style>
    <style:style style:name="T22" style:family="text">
      <style:text-properties fo:font-variant="normal" fo:text-transform="none" fo:color="#000000" fo:letter-spacing="normal" fo:language="pl" fo:country="PL" fo:font-style="normal"/>
    </style:style>
    <style:style style:name="T23" style:family="text">
      <style:text-properties fo:font-variant="normal" fo:text-transform="none" fo:color="#000000" fo:letter-spacing="normal" fo:language="pl" fo:country="PL" fo:font-style="normal" officeooo:rsid="000d89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eusz Plesiński</text:p>
      <text:p text:style-name="P1"/>
      <text:p text:style-name="P2">Dokumentacja</text:p>
      <text:p text:style-name="P3"/>
      <text:p text:style-name="P3">Wstęp:</text:p>
      <text:p text:style-name="P3"/>
      <text:p text:style-name="P13"><text:span text:style-name="T2">Temat:</text:span> Przydział kanałów do stacji bazowych </text:p>
      <text:p text:style-name="P13"/>
      <text:p text:style-name="P13"/>
      <text:p text:style-name="P8"><text:span text:style-name="T3">Opis:</text:span><text:span text:style-name="T1"> </text:span>Dany jest graf nieskierowany z wierzchołkami i krawędziami, których wagi oznaczają odległości. Dla zadanego N, należy pokolorować węzły na N kolorów w taki sposób, aby zmaksymalizować minimalną odległość (pośrednią) między węzłami tego samego koloru. Skonstruuj algorytm znajdujący optymalne rozwiązanie tego problemu, oraz rozsądny algorytm aproksymacyjny. </text:p>
      <text:p text:style-name="P8"/>
      <text:p text:style-name="P17">Zaproponowane metody rozwiązania projektu:</text:p>
      <text:p text:style-name="P9"/>
      <text:p text:style-name="P4">Metoda optymalna </text:p>
      <text:p text:style-name="P4"/>
      <text:p text:style-name="P7">Opis</text:p>
      <text:p text:style-name="P7"/>
      <text:p text:style-name="P4"><text:span text:style-name="T5">Algorytm </text:span><text:span text:style-name="T6">polega na sprawdzaniu w pętli wszystkich możliwych kolorowań, co osiągamy za pomocą kolejnych permutacji </text:span><text:span text:style-name="T5">kolorów Zaczynając od </text:span><text:span text:style-name="T4">s</text:span><text:span text:style-name="T5">P</text:span><text:span text:style-name="T4">ath</text:span><text:span text:style-name="T5"> =1 </text:span><text:span text:style-name="T6">w każdej pętli zadajemy jakąś wartość </text:span><text:span text:style-name="T4">s</text:span><text:span text:style-name="T5">P</text:span><text:span text:style-name="T4">ath</text:span><text:span text:style-name="T6"> i próbujemy potwierdzić że udało nam się znaleźć minimalną odległość między wierzchołkami tego samego koloru równą </text:span><text:span text:style-name="T4">s</text:span><text:span text:style-name="T5">P</text:span><text:span text:style-name="T4">ath</text:span><text:span text:style-name="T6">. Jeśli nam się to uda to zwiększamy </text:span><text:span text:style-name="T4">s</text:span><text:span text:style-name="T5">P</text:span><text:span text:style-name="T4">ath</text:span><text:span text:style-name="T6"> o 1, oczywiście jeśli wcześniej znajdziemy minimalną odległość między wierzchołkami tego samego koloru większą od </text:span><text:span text:style-name="T4">s</text:span><text:span text:style-name="T5">P</text:span><text:span text:style-name="T4">ath</text:span><text:span text:style-name="T6"> to przypisujemy tę wartość do </text:span><text:span text:style-name="T4">s</text:span><text:span text:style-name="T5">P</text:span><text:span text:style-name="T4">ath</text:span><text:span text:style-name="T6"> i zwiększamy </text:span><text:span text:style-name="T5">o </text:span><text:span text:style-name="T6">1. </text:span><text:span text:style-name="T5">W przypadku gdy nie znaleźliśmy kolorowania spełniającego wymaganie to ostatnia potwierdzona wartość </text:span><text:span text:style-name="T4">s</text:span><text:span text:style-name="T5">P</text:span><text:span text:style-name="T4">ath</text:span><text:span text:style-name="T5"> jest optymalnym rozwiązaniem.</text:span></text:p>
      <text:p text:style-name="P3"><text:span text:style-name="T5"/></text:p>
      <text:p text:style-name="P4"><text:span text:style-name="T5">D</text:span><text:span text:style-name="T4">o znajdowania najkrótszych ścieżek między wierzchołkami posługujemy się macierzą zawierającą najkrótsze ścieżki w grafie , którą wyliczamy na początku. Wyliczanie ma</text:span><text:span text:style-name="T7">ci</text:span><text:span text:style-name="T4">erzy najkrótszych ścieżek w grafie następuję za pomocą algorytmu </text:span><text:span text:style-name="T8">Algorytm Floyda-Warshalla </text:span><text:span text:style-name="T9">op</text:span><text:span text:style-name="T12">i</text:span><text:span text:style-name="T9">sanego w sekcji „Algorytmy pomocnicze”.</text:span></text:p>
      <text:p text:style-name="P4"><text:span text:style-name="T9"/></text:p>
      <text:p text:style-name="P15">Złożoność obliczeniowa </text:p>
      <text:p text:style-name="P6"><text:span text:style-name="T10">W</text:span><text:span text:style-name="T9">ynosi </text:span><text:span text:style-name="T10">ona </text:span><text:span text:style-name="T9">|V|</text:span><text:span text:style-name="T19">N </text:span><text:span text:style-name="T10">wynika to z tego że w najgorszym przypadku musimy sprawdzić każde z kolorowań <text:s/>i z każdym kolejnym kolorowaniem </text:span><text:span text:style-name="T11">wyznaczyć minimalne ścieżki pomiędzy każdą parą wierzchołków.</text:span></text:p>
      <text:p text:style-name="P4"><text:span text:style-name="T9"/></text:p>
      <text:p text:style-name="P4"><text:span text:style-name="T16">Metoda aproksymacyjna </text:span></text:p>
      <text:p text:style-name="P4"><text:span text:style-name="T16"/></text:p>
      <text:p text:style-name="P7"><text:span text:style-name="T15">Opis</text:span></text:p>
      <text:p text:style-name="P7"><text:span text:style-name="T15"/></text:p>
      <text:p text:style-name="P10"><text:span text:style-name="T15">Algorytm jest algorytmem zachłannym. W każdej z iteracji przeszukuje całą macierz najkrótszych ścieżek w grafie i wyznacza wierzchołek lub wierzchołki, których pomalowanie stworzy w grafie największą najkrótszą ścieżkę pomiędzy wierzchołkami tego samego koloru. W pętli dodatkowo sprawdzany jest warunek czy liczba wierzchołków do <text:s/>pomalowania jest mniejsza lub równa liczbie kolorów jakie nie zostały jeszcze użyte. Jeśli ten warunek jest prawdziwy to </text:span><text:span text:style-name="T17">algorytm maluje pozostałe wierzchołki grafu, każdy na nowy kolor (przez co nie powstaje żadna ścieżka między wierzchołkami tego samego koloru koloru) i zwraca rozwiązanie. </text:span><text:span text:style-name="T18">Na końcu wyliczana jest jeszcze </text:span><text:soft-page-break/><text:span text:style-name="T18">najkrótsza minimalna ścieżka między wierzchołkami tego samego koloru dla znalezionego kolorowania, gdyż algorytm nie znajduje jej podczas swojego normalnego działania.</text:span></text:p>
      <text:p text:style-name="P12"><text:span text:style-name="T18"/></text:p>
      <text:p text:style-name="P10"><text:span text:style-name="T17"/></text:p>
      <text:p text:style-name="P5"><text:span text:style-name="T13">D</text:span><text:span text:style-name="T14">o znajdowania najkrótszych ścieżek między wierzchołkami posługujemy się macierzą zawierającą najkrótsze ścieżki w grafie , którą wyliczamy na początku. Wyliczanie ma</text:span><text:span text:style-name="T9">ci</text:span><text:span text:style-name="T14">erzy najkrótszych ścieżek w grafie następuję za pomocą algorytmu </text:span><text:span text:style-name="T8">Algorytm Floyda-Warshalla </text:span><text:span text:style-name="T9">op</text:span><text:span text:style-name="T12">i</text:span><text:span text:style-name="T9">sanego w sekcji „Algorytmy pomocnicze”.</text:span></text:p>
      <text:p text:style-name="P5"><text:span text:style-name="T9"/></text:p>
      <text:p text:style-name="P16"><text:span text:style-name="T23">Złożoność obliczeniowa </text:span></text:p>
      <text:p text:style-name="P16"><text:span text:style-name="T16"/></text:p>
      <text:p text:style-name="P14"><text:span text:style-name="T23">W</text:span><text:span text:style-name="T22">ynosi ona </text:span><text:span text:style-name="T23">|V|</text:span><text:span text:style-name="T20">3</text:span><text:span text:style-name="T22"> .</text:span></text:p>
      <text:p text:style-name="P5"><text:span text:style-name="T9"/></text:p>
      <text:p text:style-name="P11"><text:span text:style-name="T17"/></text:p>
      <text:p text:style-name="P10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08:12:17.220000000</meta:creation-date>
    <dc:date>2018-01-19T09:50:05.206000000</dc:date>
    <meta:editing-duration>PT24M11S</meta:editing-duration>
    <meta:editing-cycles>4</meta:editing-cycles>
    <meta:generator>LibreOffice/5.2.4.2$Windows_x86 LibreOffice_project/3d5603e1122f0f102b62521720ab13a38a4e0eb0</meta:generator>
    <meta:document-statistic meta:table-count="0" meta:image-count="0" meta:object-count="0" meta:page-count="2" meta:paragraph-count="18" meta:word-count="378" meta:character-count="2872" meta:non-whitespace-character-count="2504"/>
  </office:meta>
</office:document-meta>
</file>